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Century Gothic" svg:font-family="'Century Gothic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00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style:font-name="Century Gothic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entury Gothic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Century Gothi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Century Gothic" fo:font-size="14pt" style:font-size-asian="14pt" style:font-size-complex="14pt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center" fo:margin-left="0in"/>
      <style:text-properties style:font-name="Century Gothic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style:writing-mode="rl-tb"/>
      <style:text-properties style:font-name="B Nazanin" fo:font-weight="bold" style:font-weight-asian="bold" style:font-name-complex="B Nazanin" style:font-weight-complex="bold"/>
    </style:style>
    <style:style style:name="ce7" style:family="table-cell" style:parent-style-name="Default">
      <style:text-properties style:font-name="B Nazanin" fo:font-weight="bold" style:font-weight-asian="bold" style:font-name-complex="B Nazanin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style:writing-mode="rl-tb"/>
      <style:text-properties fo:font-weight="bold" style:font-weight-asian="bold" style:font-name-complex="B Nazanin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DejaVu Sans Condensed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Condensed" fo:font-size="16pt" style:font-size-asian="16pt" style:font-size-complex="16pt"/>
    </style:style>
    <style:style style:name="ce11" style:family="table-cell" style:parent-style-name="Default">
      <style:table-cell-properties fo:background-color="#ff99ff" style:text-align-source="fix" style:repeat-content="false" fo:border="0.74pt solid #000000"/>
      <style:paragraph-properties fo:text-align="center" fo:margin-left="0in"/>
      <style:text-properties style:font-name="DejaVu Sans Condensed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 style:writing-mode="rl-tb"/>
      <style:text-properties style:font-name="B Nazanin" fo:font-weight="bold" style:font-weight-asian="bold" style:font-name-complex="B Nazanin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B Nazanin" fo:font-weight="bold" style:font-weight-asian="bold" style:font-name-complex="B Nazanin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in" style:writing-mode="rl-tb"/>
      <style:text-properties style:font-name="B Nazanin" style:text-underline-style="solid" style:text-underline-width="auto" style:text-underline-color="font-color" fo:font-weight="bold" style:font-weight-asian="bold" style:font-name-complex="B Nazanin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64" table:style-name="ta1">
        <table:shapes>
          <draw:frame draw:z-index="0" draw:style-name="gr1" draw:text-style-name="P1" svg:width="6.2988in" svg:height="3.5429in" svg:x="2.2791in" svg:y="3.981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64*64</text:p>
          </table:table-cell>
          <table:table-cell table:style-name="ce2" office:value-type="string" calcext:value-type="string">
            <text:p>1 thread</text:p>
          </table:table-cell>
          <table:table-cell/>
          <table:table-cell table:style-name="ce2" office:value-type="string" calcext:value-type="string">
            <text:p>2 threads</text:p>
          </table:table-cell>
          <table:table-cell/>
          <table:table-cell table:style-name="ce2" office:value-type="string" calcext:value-type="string">
            <text:p>4 threads</text:p>
          </table:table-cell>
          <table:table-cell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3"/>
          <table:table-cell table:number-columns-repeated="11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6" office:value-type="string" calcext:value-type="string" table:number-columns-spanned="10" table:number-rows-spanned="1">
            <text:p>در اینجا با افزایش تعداد نخ ها به ۸ ، میزان overhead بیشتر از زمان محاسبات می شود. چون حجم محاسبات کم است</text:p>
          </table:table-cell>
          <table:covered-table-cell table:number-columns-repeated="9"/>
          <table:table-cell table:number-columns-repeated="6"/>
        </table:table-row>
        <table:table-row table:style-name="ro1">
          <table:table-cell/>
          <table:table-cell office:value-type="float" office:value="0.001488" calcext:value-type="float">
            <text:p>0.001488</text:p>
          </table:table-cell>
          <table:table-cell/>
          <table:table-cell office:value-type="float" office:value="0.001932" calcext:value-type="float">
            <text:p>0.001932</text:p>
          </table:table-cell>
          <table:table-cell/>
          <table:table-cell office:value-type="float" office:value="0.00071" calcext:value-type="float">
            <text:p>0.00071</text:p>
          </table:table-cell>
          <table:table-cell/>
          <table:table-cell table:style-name="ce4" office:value-type="float" office:value="0.001116" calcext:value-type="float">
            <text:p>0.0011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631" calcext:value-type="float">
            <text:p>0.003631</text:p>
          </table:table-cell>
          <table:table-cell/>
          <table:table-cell office:value-type="float" office:value="0.000851" calcext:value-type="float">
            <text:p>0.000851</text:p>
          </table:table-cell>
          <table:table-cell/>
          <table:table-cell office:value-type="float" office:value="0.000631" calcext:value-type="float">
            <text:p>0.000631</text:p>
          </table:table-cell>
          <table:table-cell/>
          <table:table-cell table:style-name="ce4" office:value-type="float" office:value="0.000548" calcext:value-type="float">
            <text:p>0.0005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4074" calcext:value-type="float">
            <text:p>0.004074</text:p>
          </table:table-cell>
          <table:table-cell/>
          <table:table-cell office:value-type="float" office:value="0.001736" calcext:value-type="float">
            <text:p>0.001736</text:p>
          </table:table-cell>
          <table:table-cell/>
          <table:table-cell office:value-type="float" office:value="0.000972" calcext:value-type="float">
            <text:p>0.000972</text:p>
          </table:table-cell>
          <table:table-cell/>
          <table:table-cell table:style-name="ce4" office:value-type="float" office:value="0.001276" calcext:value-type="float">
            <text:p>0.0012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834" calcext:value-type="float">
            <text:p>0.003834</text:p>
          </table:table-cell>
          <table:table-cell/>
          <table:table-cell office:value-type="float" office:value="0.001853" calcext:value-type="float">
            <text:p>0.001853</text:p>
          </table:table-cell>
          <table:table-cell/>
          <table:table-cell office:value-type="float" office:value="0.001098" calcext:value-type="float">
            <text:p>0.001098</text:p>
          </table:table-cell>
          <table:table-cell/>
          <table:table-cell table:style-name="ce4" office:value-type="float" office:value="0.000685" calcext:value-type="float">
            <text:p>0.0006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1479" calcext:value-type="float">
            <text:p>0.001479</text:p>
          </table:table-cell>
          <table:table-cell/>
          <table:table-cell office:value-type="float" office:value="0.001994" calcext:value-type="float">
            <text:p>0.001994</text:p>
          </table:table-cell>
          <table:table-cell/>
          <table:table-cell office:value-type="float" office:value="0.001098" calcext:value-type="float">
            <text:p>0.001098</text:p>
          </table:table-cell>
          <table:table-cell/>
          <table:table-cell table:style-name="ce4" office:value-type="float" office:value="0.001074" calcext:value-type="float">
            <text:p>0.0010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408" calcext:value-type="float">
            <text:p>0.003408</text:p>
          </table:table-cell>
          <table:table-cell/>
          <table:table-cell office:value-type="float" office:value="0.001868" calcext:value-type="float">
            <text:p>0.001868</text:p>
          </table:table-cell>
          <table:table-cell/>
          <table:table-cell office:value-type="float" office:value="0.000432" calcext:value-type="float">
            <text:p>0.000432</text:p>
          </table:table-cell>
          <table:table-cell/>
          <table:table-cell table:style-name="ce4" office:value-type="float" office:value="0.000914" calcext:value-type="float">
            <text:p>0.0009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905" calcext:value-type="float">
            <text:p>0.003905</text:p>
          </table:table-cell>
          <table:table-cell/>
          <table:table-cell office:value-type="float" office:value="0.002014" calcext:value-type="float">
            <text:p>0.002014</text:p>
          </table:table-cell>
          <table:table-cell/>
          <table:table-cell office:value-type="float" office:value="0.000621" calcext:value-type="float">
            <text:p>0.000621</text:p>
          </table:table-cell>
          <table:table-cell/>
          <table:table-cell table:style-name="ce4" office:value-type="float" office:value="0.001097" calcext:value-type="float">
            <text:p>0.0010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843" calcext:value-type="float">
            <text:p>0.003843</text:p>
          </table:table-cell>
          <table:table-cell/>
          <table:table-cell office:value-type="float" office:value="0.001834" calcext:value-type="float">
            <text:p>0.001834</text:p>
          </table:table-cell>
          <table:table-cell/>
          <table:table-cell office:value-type="float" office:value="0.000553" calcext:value-type="float">
            <text:p>0.000553</text:p>
          </table:table-cell>
          <table:table-cell/>
          <table:table-cell table:style-name="ce4" office:value-type="float" office:value="0.000885" calcext:value-type="float">
            <text:p>0.0008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898" calcext:value-type="float">
            <text:p>0.003898</text:p>
          </table:table-cell>
          <table:table-cell/>
          <table:table-cell office:value-type="float" office:value="0.002088" calcext:value-type="float">
            <text:p>0.002088</text:p>
          </table:table-cell>
          <table:table-cell/>
          <table:table-cell office:value-type="float" office:value="0.000433" calcext:value-type="float">
            <text:p>0.000433</text:p>
          </table:table-cell>
          <table:table-cell/>
          <table:table-cell office:value-type="float" office:value="0.000479" calcext:value-type="float">
            <text:p>0.0004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3757" calcext:value-type="float">
            <text:p>0.003757</text:p>
          </table:table-cell>
          <table:table-cell/>
          <table:table-cell office:value-type="float" office:value="0.001712" calcext:value-type="float">
            <text:p>0.001712</text:p>
          </table:table-cell>
          <table:table-cell/>
          <table:table-cell office:value-type="float" office:value="0.000544" calcext:value-type="float">
            <text:p>0.000544</text:p>
          </table:table-cell>
          <table:table-cell/>
          <table:table-cell office:value-type="float" office:value="0.000857" calcext:value-type="float">
            <text:p>0.000857</text:p>
          </table:table-cell>
          <table:table-cell table:number-columns-repeated="16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0033317" calcext:value-type="float">
            <text:p>0.0033317</text:p>
          </table:table-cell>
          <table:table-cell/>
          <table:table-cell table:style-name="ce2" table:formula="of:=AVERAGE([.D3:.D12])" office:value-type="float" office:value="0.0017882" calcext:value-type="float">
            <text:p>0.0017882</text:p>
          </table:table-cell>
          <table:table-cell/>
          <table:table-cell table:style-name="ce2" table:formula="of:=AVERAGE([.F3:.F12])" office:value-type="float" office:value="0.0007092" calcext:value-type="float">
            <text:p>0.0007092</text:p>
          </table:table-cell>
          <table:table-cell/>
          <table:table-cell table:formula="of:=AVERAGE([.H3:.H12])" office:value-type="float" office:value="0.0008931" calcext:value-type="float">
            <text:p>0.0008931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1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AVERAGE([.B3:.B12])" office:value-type="float" office:value="0.0033317" calcext:value-type="float">
            <text:p>0.0033317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AVERAGE([.D14])" office:value-type="float" office:value="0.0017882" calcext:value-type="float">
            <text:p>0.0017882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AVERAGE([.F14])" office:value-type="float" office:value="0.0007092" calcext:value-type="float">
            <text:p>0.0007092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AVERAGE([.H14])" office:value-type="float" office:value="0.0008931" calcext:value-type="float">
            <text:p>0.000893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128" table:style-name="ta1">
        <table:shapes>
          <draw:frame draw:z-index="0" draw:style-name="gr1" draw:text-style-name="P1" svg:width="6.2988in" svg:height="3.5429in" svg:x="2.2791in" svg:y="3.9819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2.2791in" svg:y="3.9819in"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128*128</text:p>
          </table:table-cell>
          <table:table-cell table:style-name="ce2" office:value-type="string" calcext:value-type="string">
            <text:p>1 thread</text:p>
          </table:table-cell>
          <table:table-cell/>
          <table:table-cell table:style-name="ce2" office:value-type="string" calcext:value-type="string">
            <text:p>2 threads</text:p>
          </table:table-cell>
          <table:table-cell/>
          <table:table-cell table:style-name="ce2" office:value-type="string" calcext:value-type="string">
            <text:p>4 threads</text:p>
          </table:table-cell>
          <table:table-cell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3"/>
          <table:table-cell table:number-columns-repeated="11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6" office:value-type="string" calcext:value-type="string" table:number-columns-spanned="11" table:number-rows-spanned="1">
            <text:p>در اینجا افزایش تعداد نخ ها از ۴ به ۸ افزایش قابل ملاحظه ای در کارایی به وجود نمی آورد و تنها وقت پردازنده صرف overhead های ناشی از نخ های اضافه می شود</text:p>
          </table:table-cell>
          <table:covered-table-cell table:number-columns-repeated="10" table:style-name="ce7"/>
          <table:table-cell table:number-columns-repeated="5"/>
        </table:table-row>
        <table:table-row table:style-name="ro1">
          <table:table-cell/>
          <table:table-cell office:value-type="float" office:value="0.010816" calcext:value-type="float">
            <text:p>0.010816</text:p>
          </table:table-cell>
          <table:table-cell/>
          <table:table-cell office:value-type="float" office:value="0.008971" calcext:value-type="float">
            <text:p>0.008971</text:p>
          </table:table-cell>
          <table:table-cell/>
          <table:table-cell office:value-type="float" office:value="0.004493" calcext:value-type="float">
            <text:p>0.004493</text:p>
          </table:table-cell>
          <table:table-cell/>
          <table:table-cell table:style-name="ce4" office:value-type="float" office:value="0.007615" calcext:value-type="float">
            <text:p>0.007615</text:p>
          </table:table-cell>
          <table:table-cell/>
          <table:table-cell table:style-name="ce6" office:value-type="string" calcext:value-type="string" table:number-columns-spanned="11" table:number-rows-spanned="1">
            <text:p>پس در این حالت نیز تنها ۴ نخ برای محاسبات کافی است.</text:p>
          </table:table-cell>
          <table:covered-table-cell table:number-columns-repeated="10" table:style-name="ce7"/>
          <table:table-cell table:number-columns-repeated="5"/>
        </table:table-row>
        <table:table-row table:style-name="ro1">
          <table:table-cell/>
          <table:table-cell office:value-type="float" office:value="0.020489" calcext:value-type="float">
            <text:p>0.020489</text:p>
          </table:table-cell>
          <table:table-cell/>
          <table:table-cell office:value-type="float" office:value="0.014493" calcext:value-type="float">
            <text:p>0.014493</text:p>
          </table:table-cell>
          <table:table-cell/>
          <table:table-cell office:value-type="float" office:value="0.005919" calcext:value-type="float">
            <text:p>0.005919</text:p>
          </table:table-cell>
          <table:table-cell/>
          <table:table-cell table:style-name="ce4" office:value-type="float" office:value="0.007884" calcext:value-type="float">
            <text:p>0.0078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3435" calcext:value-type="float">
            <text:p>0.023435</text:p>
          </table:table-cell>
          <table:table-cell/>
          <table:table-cell office:value-type="float" office:value="0.009613" calcext:value-type="float">
            <text:p>0.009613</text:p>
          </table:table-cell>
          <table:table-cell/>
          <table:table-cell office:value-type="float" office:value="0.007519" calcext:value-type="float">
            <text:p>0.007519</text:p>
          </table:table-cell>
          <table:table-cell/>
          <table:table-cell table:style-name="ce4" office:value-type="float" office:value="0.005299" calcext:value-type="float">
            <text:p>0.0052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19563" calcext:value-type="float">
            <text:p>0.019563</text:p>
          </table:table-cell>
          <table:table-cell/>
          <table:table-cell office:value-type="float" office:value="0.012618" calcext:value-type="float">
            <text:p>0.012618</text:p>
          </table:table-cell>
          <table:table-cell/>
          <table:table-cell office:value-type="float" office:value="0.007516" calcext:value-type="float">
            <text:p>0.007516</text:p>
          </table:table-cell>
          <table:table-cell/>
          <table:table-cell table:style-name="ce4" office:value-type="float" office:value="0.004306" calcext:value-type="float">
            <text:p>0.0043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7737" calcext:value-type="float">
            <text:p>0.027737</text:p>
          </table:table-cell>
          <table:table-cell/>
          <table:table-cell office:value-type="float" office:value="0.014369" calcext:value-type="float">
            <text:p>0.014369</text:p>
          </table:table-cell>
          <table:table-cell/>
          <table:table-cell office:value-type="float" office:value="0.006995" calcext:value-type="float">
            <text:p>0.006995</text:p>
          </table:table-cell>
          <table:table-cell/>
          <table:table-cell table:style-name="ce4" office:value-type="float" office:value="0.007364" calcext:value-type="float">
            <text:p>0.0073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8016" calcext:value-type="float">
            <text:p>0.028016</text:p>
          </table:table-cell>
          <table:table-cell/>
          <table:table-cell office:value-type="float" office:value="0.014067" calcext:value-type="float">
            <text:p>0.014067</text:p>
          </table:table-cell>
          <table:table-cell/>
          <table:table-cell office:value-type="float" office:value="0.007467" calcext:value-type="float">
            <text:p>0.007467</text:p>
          </table:table-cell>
          <table:table-cell/>
          <table:table-cell table:style-name="ce4" office:value-type="float" office:value="0.006778" calcext:value-type="float">
            <text:p>0.0067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8461" calcext:value-type="float">
            <text:p>0.028461</text:p>
          </table:table-cell>
          <table:table-cell/>
          <table:table-cell office:value-type="float" office:value="0.012697" calcext:value-type="float">
            <text:p>0.012697</text:p>
          </table:table-cell>
          <table:table-cell/>
          <table:table-cell office:value-type="float" office:value="0.007573" calcext:value-type="float">
            <text:p>0.007573</text:p>
          </table:table-cell>
          <table:table-cell/>
          <table:table-cell table:style-name="ce4" office:value-type="float" office:value="0.007236" calcext:value-type="float">
            <text:p>0.0072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7151" calcext:value-type="float">
            <text:p>0.027151</text:p>
          </table:table-cell>
          <table:table-cell/>
          <table:table-cell office:value-type="float" office:value="0.014457" calcext:value-type="float">
            <text:p>0.014457</text:p>
          </table:table-cell>
          <table:table-cell/>
          <table:table-cell office:value-type="float" office:value="0.008213" calcext:value-type="float">
            <text:p>0.008213</text:p>
          </table:table-cell>
          <table:table-cell/>
          <table:table-cell table:style-name="ce4" office:value-type="float" office:value="0.003115" calcext:value-type="float">
            <text:p>0.0031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7684" calcext:value-type="float">
            <text:p>0.027684</text:p>
          </table:table-cell>
          <table:table-cell/>
          <table:table-cell office:value-type="float" office:value="0.014054" calcext:value-type="float">
            <text:p>0.014054</text:p>
          </table:table-cell>
          <table:table-cell/>
          <table:table-cell office:value-type="float" office:value="0.007909" calcext:value-type="float">
            <text:p>0.007909</text:p>
          </table:table-cell>
          <table:table-cell/>
          <table:table-cell office:value-type="float" office:value="0.00525" calcext:value-type="float">
            <text:p>0.005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7841" calcext:value-type="float">
            <text:p>0.027841</text:p>
          </table:table-cell>
          <table:table-cell/>
          <table:table-cell office:value-type="float" office:value="0.014738" calcext:value-type="float">
            <text:p>0.014738</text:p>
          </table:table-cell>
          <table:table-cell/>
          <table:table-cell office:value-type="float" office:value="0.002955" calcext:value-type="float">
            <text:p>0.002955</text:p>
          </table:table-cell>
          <table:table-cell/>
          <table:table-cell office:value-type="float" office:value="0.003407" calcext:value-type="float">
            <text:p>0.003407</text:p>
          </table:table-cell>
          <table:table-cell table:number-columns-repeated="16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0241193" calcext:value-type="float">
            <text:p>0.0241193</text:p>
          </table:table-cell>
          <table:table-cell/>
          <table:table-cell table:style-name="ce2" table:formula="of:=AVERAGE([.D3:.D12])" office:value-type="float" office:value="0.0130077" calcext:value-type="float">
            <text:p>0.0130077</text:p>
          </table:table-cell>
          <table:table-cell/>
          <table:table-cell table:style-name="ce2" table:formula="of:=AVERAGE([.F3:.F12])" office:value-type="float" office:value="0.0066559" calcext:value-type="float">
            <text:p>0.0066559</text:p>
          </table:table-cell>
          <table:table-cell/>
          <table:table-cell table:formula="of:=AVERAGE([.H3:.H12])" office:value-type="float" office:value="0.0058254" calcext:value-type="float">
            <text:p>0.0058254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1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AVERAGE([.B3:.B12])" office:value-type="float" office:value="0.0241193" calcext:value-type="float">
            <text:p>0.0241193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AVERAGE([.D14])" office:value-type="float" office:value="0.0130077" calcext:value-type="float">
            <text:p>0.0130077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AVERAGE([.F14])" office:value-type="float" office:value="0.0066559" calcext:value-type="float">
            <text:p>0.0066559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AVERAGE([.H14])" office:value-type="float" office:value="0.0058254" calcext:value-type="float">
            <text:p>0.0058254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256" table:style-name="ta1">
        <table:shapes>
          <draw:frame draw:z-index="0" draw:style-name="gr1" draw:text-style-name="P1" svg:width="6.2988in" svg:height="3.5429in" svg:x="2.2791in" svg:y="3.9819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2.2791in" svg:y="3.9819in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2.2791in" svg:y="3.9819in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256*256</text:p>
          </table:table-cell>
          <table:table-cell table:style-name="ce2" office:value-type="string" calcext:value-type="string">
            <text:p>1 thread</text:p>
          </table:table-cell>
          <table:table-cell/>
          <table:table-cell table:style-name="ce2" office:value-type="string" calcext:value-type="string">
            <text:p>2 threads</text:p>
          </table:table-cell>
          <table:table-cell/>
          <table:table-cell table:style-name="ce2" office:value-type="string" calcext:value-type="string">
            <text:p>4 threads</text:p>
          </table:table-cell>
          <table:table-cell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3"/>
          <table:table-cell table:number-columns-repeated="11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6" office:value-type="string" calcext:value-type="string" table:number-columns-spanned="11" table:number-rows-spanned="1">
            <text:p>در این حالت نیز مثل حالت قبل ممکن است برای ۴ و ۸ نخ مقادیر زمان صرف شده نزدیک به هم باشد. پس باز هم ۴ نخ کافی خواهد بود.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/>
          <table:table-cell office:value-type="float" office:value="0.159045" calcext:value-type="float">
            <text:p>0.159045</text:p>
          </table:table-cell>
          <table:table-cell/>
          <table:table-cell office:value-type="float" office:value="0.081131" calcext:value-type="float">
            <text:p>0.081131</text:p>
          </table:table-cell>
          <table:table-cell/>
          <table:table-cell office:value-type="float" office:value="0.027268" calcext:value-type="float">
            <text:p>0.027268</text:p>
          </table:table-cell>
          <table:table-cell/>
          <table:table-cell table:style-name="ce4" office:value-type="float" office:value="0.027679" calcext:value-type="float">
            <text:p>0.0276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08759" calcext:value-type="float">
            <text:p>0.108759</text:p>
          </table:table-cell>
          <table:table-cell/>
          <table:table-cell office:value-type="float" office:value="0.059986" calcext:value-type="float">
            <text:p>0.059986</text:p>
          </table:table-cell>
          <table:table-cell/>
          <table:table-cell office:value-type="float" office:value="0.037144" calcext:value-type="float">
            <text:p>0.037144</text:p>
          </table:table-cell>
          <table:table-cell/>
          <table:table-cell table:style-name="ce4" office:value-type="float" office:value="0.035542" calcext:value-type="float">
            <text:p>0.0355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58745" calcext:value-type="float">
            <text:p>0.158745</text:p>
          </table:table-cell>
          <table:table-cell/>
          <table:table-cell office:value-type="float" office:value="0.099745" calcext:value-type="float">
            <text:p>0.099745</text:p>
          </table:table-cell>
          <table:table-cell/>
          <table:table-cell office:value-type="float" office:value="0.035301" calcext:value-type="float">
            <text:p>0.035301</text:p>
          </table:table-cell>
          <table:table-cell/>
          <table:table-cell table:style-name="ce4" office:value-type="float" office:value="0.027742" calcext:value-type="float">
            <text:p>0.0277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96783" calcext:value-type="float">
            <text:p>0.096783</text:p>
          </table:table-cell>
          <table:table-cell/>
          <table:table-cell office:value-type="float" office:value="0.100475" calcext:value-type="float">
            <text:p>0.100475</text:p>
          </table:table-cell>
          <table:table-cell/>
          <table:table-cell office:value-type="float" office:value="0.052148" calcext:value-type="float">
            <text:p>0.052148</text:p>
          </table:table-cell>
          <table:table-cell/>
          <table:table-cell table:style-name="ce4" office:value-type="float" office:value="0.044976" calcext:value-type="float">
            <text:p>0.0449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45932" calcext:value-type="float">
            <text:p>0.145932</text:p>
          </table:table-cell>
          <table:table-cell/>
          <table:table-cell office:value-type="float" office:value="0.088943" calcext:value-type="float">
            <text:p>0.088943</text:p>
          </table:table-cell>
          <table:table-cell/>
          <table:table-cell office:value-type="float" office:value="0.054477" calcext:value-type="float">
            <text:p>0.054477</text:p>
          </table:table-cell>
          <table:table-cell/>
          <table:table-cell table:style-name="ce4" office:value-type="float" office:value="0.056479" calcext:value-type="float">
            <text:p>0.0564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62572" calcext:value-type="float">
            <text:p>0.162572</text:p>
          </table:table-cell>
          <table:table-cell/>
          <table:table-cell office:value-type="float" office:value="0.093477" calcext:value-type="float">
            <text:p>0.093477</text:p>
          </table:table-cell>
          <table:table-cell/>
          <table:table-cell office:value-type="float" office:value="0.053558" calcext:value-type="float">
            <text:p>0.053558</text:p>
          </table:table-cell>
          <table:table-cell/>
          <table:table-cell table:style-name="ce4" office:value-type="float" office:value="0.051832" calcext:value-type="float">
            <text:p>0.0518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61035" calcext:value-type="float">
            <text:p>0.161035</text:p>
          </table:table-cell>
          <table:table-cell/>
          <table:table-cell office:value-type="float" office:value="0.095612" calcext:value-type="float">
            <text:p>0.095612</text:p>
          </table:table-cell>
          <table:table-cell/>
          <table:table-cell office:value-type="float" office:value="0.04615" calcext:value-type="float">
            <text:p>0.04615</text:p>
          </table:table-cell>
          <table:table-cell/>
          <table:table-cell table:style-name="ce4" office:value-type="float" office:value="0.054449" calcext:value-type="float">
            <text:p>0.0544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5347" calcext:value-type="float">
            <text:p>0.15347</text:p>
          </table:table-cell>
          <table:table-cell/>
          <table:table-cell office:value-type="float" office:value="0.094077" calcext:value-type="float">
            <text:p>0.094077</text:p>
          </table:table-cell>
          <table:table-cell/>
          <table:table-cell office:value-type="float" office:value="0.050107" calcext:value-type="float">
            <text:p>0.050107</text:p>
          </table:table-cell>
          <table:table-cell/>
          <table:table-cell table:style-name="ce4" office:value-type="float" office:value="0.044535" calcext:value-type="float">
            <text:p>0.0445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61976" calcext:value-type="float">
            <text:p>0.161976</text:p>
          </table:table-cell>
          <table:table-cell/>
          <table:table-cell office:value-type="float" office:value="0.085335" calcext:value-type="float">
            <text:p>0.085335</text:p>
          </table:table-cell>
          <table:table-cell/>
          <table:table-cell office:value-type="float" office:value="0.026643" calcext:value-type="float">
            <text:p>0.026643</text:p>
          </table:table-cell>
          <table:table-cell/>
          <table:table-cell office:value-type="float" office:value="0.04951" calcext:value-type="float">
            <text:p>0.04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13809" calcext:value-type="float">
            <text:p>0.113809</text:p>
          </table:table-cell>
          <table:table-cell/>
          <table:table-cell office:value-type="float" office:value="0.093836" calcext:value-type="float">
            <text:p>0.093836</text:p>
          </table:table-cell>
          <table:table-cell/>
          <table:table-cell office:value-type="float" office:value="0.054302" calcext:value-type="float">
            <text:p>0.054302</text:p>
          </table:table-cell>
          <table:table-cell/>
          <table:table-cell office:value-type="float" office:value="0.051827" calcext:value-type="float">
            <text:p>0.051827</text:p>
          </table:table-cell>
          <table:table-cell table:number-columns-repeated="16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1422126" calcext:value-type="float">
            <text:p>0.1422126</text:p>
          </table:table-cell>
          <table:table-cell/>
          <table:table-cell table:style-name="ce2" table:formula="of:=AVERAGE([.D3:.D12])" office:value-type="float" office:value="0.0892617" calcext:value-type="float">
            <text:p>0.0892617</text:p>
          </table:table-cell>
          <table:table-cell/>
          <table:table-cell table:style-name="ce2" table:formula="of:=AVERAGE([.F3:.F12])" office:value-type="float" office:value="0.0437098" calcext:value-type="float">
            <text:p>0.0437098</text:p>
          </table:table-cell>
          <table:table-cell/>
          <table:table-cell table:formula="of:=AVERAGE([.H3:.H12])" office:value-type="float" office:value="0.0444571" calcext:value-type="float">
            <text:p>0.0444571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1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AVERAGE([.B3:.B12])" office:value-type="float" office:value="0.1422126" calcext:value-type="float">
            <text:p>0.1422126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AVERAGE([.D14])" office:value-type="float" office:value="0.0892617" calcext:value-type="float">
            <text:p>0.0892617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AVERAGE([.F14])" office:value-type="float" office:value="0.0437098" calcext:value-type="float">
            <text:p>0.043709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AVERAGE([.H14])" office:value-type="float" office:value="0.0444571" calcext:value-type="float">
            <text:p>0.044457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512" table:style-name="ta1">
        <table:shapes>
          <draw:frame draw:z-index="0" draw:style-name="gr1" draw:text-style-name="P1" svg:width="6.2988in" svg:height="3.5429in" svg:x="2.2791in" svg:y="3.9819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2.2791in" svg:y="3.9819in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6.2988in" svg:height="3.5429in" svg:x="2.2791in" svg:y="3.9819in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6.2988in" svg:height="3.5429in" svg:x="2.2791in" svg:y="3.9819in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512*512</text:p>
          </table:table-cell>
          <table:table-cell table:style-name="ce2" office:value-type="string" calcext:value-type="string">
            <text:p>1 thread</text:p>
          </table:table-cell>
          <table:table-cell/>
          <table:table-cell table:style-name="ce2" office:value-type="string" calcext:value-type="string">
            <text:p>2 threads</text:p>
          </table:table-cell>
          <table:table-cell/>
          <table:table-cell table:style-name="ce2" office:value-type="string" calcext:value-type="string">
            <text:p>4 threads</text:p>
          </table:table-cell>
          <table:table-cell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3"/>
          <table:table-cell table:number-columns-repeated="11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6" office:value-type="string" calcext:value-type="string" table:number-columns-spanned="10" table:number-rows-spanned="1">
            <text:p>از این حالت به بعد با سنگین تر شدن محاسبات، وجود ۸ نخ تاثیر مثبت خود را نشان می دهد. البته speed up حاصل اط ۸ نخ برای ماتریس های 512 تایی</text:p>
          </table:table-cell>
          <table:covered-table-cell table:number-columns-repeated="9" table:style-name="ce7"/>
          <table:table-cell table:number-columns-repeated="6"/>
        </table:table-row>
        <table:table-row table:style-name="ro1">
          <table:table-cell/>
          <table:table-cell office:value-type="float" office:value="0.911439" calcext:value-type="float">
            <text:p>0.911439</text:p>
          </table:table-cell>
          <table:table-cell/>
          <table:table-cell office:value-type="float" office:value="0.488989" calcext:value-type="float">
            <text:p>0.488989</text:p>
          </table:table-cell>
          <table:table-cell/>
          <table:table-cell office:value-type="float" office:value="0.222611" calcext:value-type="float">
            <text:p>0.222611</text:p>
          </table:table-cell>
          <table:table-cell/>
          <table:table-cell table:style-name="ce4" office:value-type="float" office:value="0.208865" calcext:value-type="float">
            <text:p>0.208865</text:p>
          </table:table-cell>
          <table:table-cell/>
          <table:table-cell table:style-name="ce6" office:value-type="string" calcext:value-type="string" table:number-columns-spanned="10" table:number-rows-spanned="1">
            <text:p>خیلی زیاد نیست.</text:p>
          </table:table-cell>
          <table:covered-table-cell table:number-columns-repeated="9" table:style-name="ce7"/>
          <table:table-cell table:number-columns-repeated="6"/>
        </table:table-row>
        <table:table-row table:style-name="ro1">
          <table:table-cell/>
          <table:table-cell office:value-type="float" office:value="0.874398" calcext:value-type="float">
            <text:p>0.874398</text:p>
          </table:table-cell>
          <table:table-cell/>
          <table:table-cell office:value-type="float" office:value="0.428283" calcext:value-type="float">
            <text:p>0.428283</text:p>
          </table:table-cell>
          <table:table-cell/>
          <table:table-cell office:value-type="float" office:value="0.269243" calcext:value-type="float">
            <text:p>0.269243</text:p>
          </table:table-cell>
          <table:table-cell/>
          <table:table-cell table:style-name="ce4" office:value-type="float" office:value="0.212406" calcext:value-type="float">
            <text:p>0.2124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6571" calcext:value-type="float">
            <text:p>0.916571</text:p>
          </table:table-cell>
          <table:table-cell/>
          <table:table-cell office:value-type="float" office:value="0.496361" calcext:value-type="float">
            <text:p>0.496361</text:p>
          </table:table-cell>
          <table:table-cell/>
          <table:table-cell office:value-type="float" office:value="0.395709" calcext:value-type="float">
            <text:p>0.395709</text:p>
          </table:table-cell>
          <table:table-cell/>
          <table:table-cell table:style-name="ce4" office:value-type="float" office:value="0.211628" calcext:value-type="float">
            <text:p>0.2116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067" calcext:value-type="float">
            <text:p>0.87067</text:p>
          </table:table-cell>
          <table:table-cell/>
          <table:table-cell office:value-type="float" office:value="0.510615" calcext:value-type="float">
            <text:p>0.510615</text:p>
          </table:table-cell>
          <table:table-cell/>
          <table:table-cell office:value-type="float" office:value="0.39989" calcext:value-type="float">
            <text:p>0.39989</text:p>
          </table:table-cell>
          <table:table-cell/>
          <table:table-cell table:style-name="ce4" office:value-type="float" office:value="0.211547" calcext:value-type="float">
            <text:p>0.2115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732" calcext:value-type="float">
            <text:p>0.83732</text:p>
          </table:table-cell>
          <table:table-cell/>
          <table:table-cell office:value-type="float" office:value="0.487643" calcext:value-type="float">
            <text:p>0.487643</text:p>
          </table:table-cell>
          <table:table-cell/>
          <table:table-cell office:value-type="float" office:value="0.224375" calcext:value-type="float">
            <text:p>0.224375</text:p>
          </table:table-cell>
          <table:table-cell/>
          <table:table-cell table:style-name="ce4" office:value-type="float" office:value="0.213852" calcext:value-type="float">
            <text:p>0.2138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6439" calcext:value-type="float">
            <text:p>0.916439</text:p>
          </table:table-cell>
          <table:table-cell/>
          <table:table-cell office:value-type="float" office:value="0.431403" calcext:value-type="float">
            <text:p>0.431403</text:p>
          </table:table-cell>
          <table:table-cell/>
          <table:table-cell office:value-type="float" office:value="0.473763" calcext:value-type="float">
            <text:p>0.473763</text:p>
          </table:table-cell>
          <table:table-cell/>
          <table:table-cell table:style-name="ce4" office:value-type="float" office:value="0.255867" calcext:value-type="float">
            <text:p>0.2558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5021" calcext:value-type="float">
            <text:p>0.935021</text:p>
          </table:table-cell>
          <table:table-cell/>
          <table:table-cell office:value-type="float" office:value="0.494385" calcext:value-type="float">
            <text:p>0.494385</text:p>
          </table:table-cell>
          <table:table-cell/>
          <table:table-cell office:value-type="float" office:value="0.233416" calcext:value-type="float">
            <text:p>0.233416</text:p>
          </table:table-cell>
          <table:table-cell/>
          <table:table-cell table:style-name="ce4" office:value-type="float" office:value="0.21099" calcext:value-type="float">
            <text:p>0.210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2766" calcext:value-type="float">
            <text:p>0.902766</text:p>
          </table:table-cell>
          <table:table-cell/>
          <table:table-cell office:value-type="float" office:value="0.511786" calcext:value-type="float">
            <text:p>0.511786</text:p>
          </table:table-cell>
          <table:table-cell/>
          <table:table-cell office:value-type="float" office:value="0.397476" calcext:value-type="float">
            <text:p>0.397476</text:p>
          </table:table-cell>
          <table:table-cell/>
          <table:table-cell table:style-name="ce4" office:value-type="float" office:value="0.211495" calcext:value-type="float">
            <text:p>0.2114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9026" calcext:value-type="float">
            <text:p>0.849026</text:p>
          </table:table-cell>
          <table:table-cell/>
          <table:table-cell office:value-type="float" office:value="0.50093" calcext:value-type="float">
            <text:p>0.50093</text:p>
          </table:table-cell>
          <table:table-cell/>
          <table:table-cell office:value-type="float" office:value="0.225307" calcext:value-type="float">
            <text:p>0.225307</text:p>
          </table:table-cell>
          <table:table-cell/>
          <table:table-cell office:value-type="float" office:value="0.246809" calcext:value-type="float">
            <text:p>0.2468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5232" calcext:value-type="float">
            <text:p>0.915232</text:p>
          </table:table-cell>
          <table:table-cell/>
          <table:table-cell office:value-type="float" office:value="0.472781" calcext:value-type="float">
            <text:p>0.472781</text:p>
          </table:table-cell>
          <table:table-cell/>
          <table:table-cell office:value-type="float" office:value="0.222081" calcext:value-type="float">
            <text:p>0.222081</text:p>
          </table:table-cell>
          <table:table-cell/>
          <table:table-cell office:value-type="float" office:value="0.248017" calcext:value-type="float">
            <text:p>0.248017</text:p>
          </table:table-cell>
          <table:table-cell table:number-columns-repeated="16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0.8928882" calcext:value-type="float">
            <text:p>0.8928882</text:p>
          </table:table-cell>
          <table:table-cell/>
          <table:table-cell table:style-name="ce2" table:formula="of:=AVERAGE([.D3:.D12])" office:value-type="float" office:value="0.4823176" calcext:value-type="float">
            <text:p>0.4823176</text:p>
          </table:table-cell>
          <table:table-cell/>
          <table:table-cell table:style-name="ce2" table:formula="of:=AVERAGE([.F3:.F12])" office:value-type="float" office:value="0.3063871" calcext:value-type="float">
            <text:p>0.3063871</text:p>
          </table:table-cell>
          <table:table-cell/>
          <table:table-cell table:formula="of:=AVERAGE([.H3:.H12])" office:value-type="float" office:value="0.2231476" calcext:value-type="float">
            <text:p>0.2231476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1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AVERAGE([.B3:.B12])" office:value-type="float" office:value="0.8928882" calcext:value-type="float">
            <text:p>0.8928882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AVERAGE([.D14])" office:value-type="float" office:value="0.4823176" calcext:value-type="float">
            <text:p>0.4823176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AVERAGE([.F14])" office:value-type="float" office:value="0.3063871" calcext:value-type="float">
            <text:p>0.306387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AVERAGE([.H14])" office:value-type="float" office:value="0.2231476" calcext:value-type="float">
            <text:p>0.2231476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1024" table:style-name="ta1">
        <table:shapes>
          <draw:frame draw:z-index="0" draw:style-name="gr1" draw:text-style-name="P1" svg:width="6.2988in" svg:height="3.5429in" svg:x="2.3118in" svg:y="3.9713in">
            <draw:object draw:notify-on-update-of-ranges="'1024'.A20:'1024'.A23 '1024'.B20:'1024'.B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2791in" svg:y="3.9819in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6.2988in" svg:height="3.5429in" svg:x="2.2791in" svg:y="3.9819in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6.2988in" svg:height="3.5429in" svg:x="2.2791in" svg:y="3.9819in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4" draw:style-name="gr1" draw:text-style-name="P1" svg:width="6.2988in" svg:height="3.5429in" svg:x="2.2791in" svg:y="3.9819in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1024*1024</text:p>
          </table:table-cell>
          <table:table-cell table:style-name="ce2" office:value-type="string" calcext:value-type="string">
            <text:p>1 thread</text:p>
          </table:table-cell>
          <table:table-cell/>
          <table:table-cell table:style-name="ce2" office:value-type="string" calcext:value-type="string">
            <text:p>2 threads</text:p>
          </table:table-cell>
          <table:table-cell/>
          <table:table-cell table:style-name="ce2" office:value-type="string" calcext:value-type="string">
            <text:p>4 threads</text:p>
          </table:table-cell>
          <table:table-cell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3"/>
          <table:table-cell table:number-columns-repeated="11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6" office:value-type="string" calcext:value-type="string" table:number-columns-spanned="10" table:number-rows-spanned="1">
            <text:p>با دو برابر شدن ابعاد ماتریس ها زمان صرف شده برای محاسبات آن ها ده برابر می شود. این موضوع از طریق مقایسه عدد ها مشخص می شود.</text:p>
          </table:table-cell>
          <table:covered-table-cell table:number-columns-repeated="9" table:style-name="ce7"/>
          <table:table-cell table:number-columns-repeated="6"/>
        </table:table-row>
        <table:table-row table:style-name="ro1">
          <table:table-cell/>
          <table:table-cell office:value-type="float" office:value="9.57191" calcext:value-type="float">
            <text:p>9.57191</text:p>
          </table:table-cell>
          <table:table-cell/>
          <table:table-cell office:value-type="float" office:value="4.561515" calcext:value-type="float">
            <text:p>4.561515</text:p>
          </table:table-cell>
          <table:table-cell/>
          <table:table-cell office:value-type="float" office:value="2.310196" calcext:value-type="float">
            <text:p>2.310196</text:p>
          </table:table-cell>
          <table:table-cell/>
          <table:table-cell table:style-name="ce4" office:value-type="float" office:value="2.188885" calcext:value-type="float">
            <text:p>2.188885</text:p>
          </table:table-cell>
          <table:table-cell/>
          <table:table-cell table:style-name="ce6" office:value-type="string" calcext:value-type="string" table:number-columns-spanned="10" table:number-rows-spanned="1">
            <text:p>در اینجا مانند حالت 512*512 استفاده از ۸ نخ زیاد در بهبود زمان پاسخ موثر نیست چون همه ی هسته های سیستم را درگیر میکند اما حتی به میزان</text:p>
          </table:table-cell>
          <table:covered-table-cell table:number-columns-repeated="9" table:style-name="ce7"/>
          <table:table-cell table:number-columns-repeated="6"/>
        </table:table-row>
        <table:table-row table:style-name="ro1">
          <table:table-cell/>
          <table:table-cell office:value-type="float" office:value="9.675899" calcext:value-type="float">
            <text:p>9.675899</text:p>
          </table:table-cell>
          <table:table-cell/>
          <table:table-cell office:value-type="float" office:value="4.85921" calcext:value-type="float">
            <text:p>4.85921</text:p>
          </table:table-cell>
          <table:table-cell/>
          <table:table-cell office:value-type="float" office:value="2.393382" calcext:value-type="float">
            <text:p>2.393382</text:p>
          </table:table-cell>
          <table:table-cell/>
          <table:table-cell table:style-name="ce4" office:value-type="float" office:value="2.166379" calcext:value-type="float">
            <text:p>2.166379</text:p>
          </table:table-cell>
          <table:table-cell/>
          <table:table-cell table:style-name="ce6" office:value-type="string" calcext:value-type="string" table:number-columns-spanned="10" table:number-rows-spanned="1">
            <text:p>1.5 برابر نیز gain نمی دهد.</text:p>
          </table:table-cell>
          <table:covered-table-cell table:number-columns-repeated="9" table:style-name="ce7"/>
          <table:table-cell table:number-columns-repeated="6"/>
        </table:table-row>
        <table:table-row table:style-name="ro1">
          <table:table-cell/>
          <table:table-cell office:value-type="float" office:value="9.46823" calcext:value-type="float">
            <text:p>9.46823</text:p>
          </table:table-cell>
          <table:table-cell/>
          <table:table-cell office:value-type="float" office:value="4.760934" calcext:value-type="float">
            <text:p>4.760934</text:p>
          </table:table-cell>
          <table:table-cell/>
          <table:table-cell office:value-type="float" office:value="2.334367" calcext:value-type="float">
            <text:p>2.334367</text:p>
          </table:table-cell>
          <table:table-cell/>
          <table:table-cell table:style-name="ce4" office:value-type="float" office:value="2.173508" calcext:value-type="float">
            <text:p>2.1735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461341" calcext:value-type="float">
            <text:p>9.461341</text:p>
          </table:table-cell>
          <table:table-cell/>
          <table:table-cell office:value-type="float" office:value="4.863726" calcext:value-type="float">
            <text:p>4.863726</text:p>
          </table:table-cell>
          <table:table-cell/>
          <table:table-cell office:value-type="float" office:value="2.449701" calcext:value-type="float">
            <text:p>2.449701</text:p>
          </table:table-cell>
          <table:table-cell/>
          <table:table-cell table:style-name="ce4" office:value-type="float" office:value="2.195609" calcext:value-type="float">
            <text:p>2.1956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628691" calcext:value-type="float">
            <text:p>9.628691</text:p>
          </table:table-cell>
          <table:table-cell/>
          <table:table-cell office:value-type="float" office:value="4.84372" calcext:value-type="float">
            <text:p>4.84372</text:p>
          </table:table-cell>
          <table:table-cell/>
          <table:table-cell office:value-type="float" office:value="2.317895" calcext:value-type="float">
            <text:p>2.317895</text:p>
          </table:table-cell>
          <table:table-cell/>
          <table:table-cell table:style-name="ce4" office:value-type="float" office:value="2.202297" calcext:value-type="float">
            <text:p>2.2022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527498" calcext:value-type="float">
            <text:p>9.527498</text:p>
          </table:table-cell>
          <table:table-cell/>
          <table:table-cell office:value-type="float" office:value="4.837622" calcext:value-type="float">
            <text:p>4.837622</text:p>
          </table:table-cell>
          <table:table-cell/>
          <table:table-cell office:value-type="float" office:value="2.313041" calcext:value-type="float">
            <text:p>2.313041</text:p>
          </table:table-cell>
          <table:table-cell/>
          <table:table-cell table:style-name="ce4" office:value-type="float" office:value="2.199797" calcext:value-type="float">
            <text:p>2.1997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350195" calcext:value-type="float">
            <text:p>9.350195</text:p>
          </table:table-cell>
          <table:table-cell/>
          <table:table-cell office:value-type="float" office:value="4.787525" calcext:value-type="float">
            <text:p>4.787525</text:p>
          </table:table-cell>
          <table:table-cell/>
          <table:table-cell office:value-type="float" office:value="2.298817" calcext:value-type="float">
            <text:p>2.298817</text:p>
          </table:table-cell>
          <table:table-cell/>
          <table:table-cell table:style-name="ce4" office:value-type="float" office:value="2.138248" calcext:value-type="float">
            <text:p>2.138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497831" calcext:value-type="float">
            <text:p>9.497831</text:p>
          </table:table-cell>
          <table:table-cell/>
          <table:table-cell office:value-type="float" office:value="4.894487" calcext:value-type="float">
            <text:p>4.894487</text:p>
          </table:table-cell>
          <table:table-cell/>
          <table:table-cell office:value-type="float" office:value="2.358085" calcext:value-type="float">
            <text:p>2.358085</text:p>
          </table:table-cell>
          <table:table-cell/>
          <table:table-cell table:style-name="ce4" office:value-type="float" office:value="2.229367" calcext:value-type="float">
            <text:p>2.2293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712412" calcext:value-type="float">
            <text:p>9.712412</text:p>
          </table:table-cell>
          <table:table-cell/>
          <table:table-cell office:value-type="float" office:value="4.825344" calcext:value-type="float">
            <text:p>4.825344</text:p>
          </table:table-cell>
          <table:table-cell/>
          <table:table-cell office:value-type="float" office:value="2.425856" calcext:value-type="float">
            <text:p>2.425856</text:p>
          </table:table-cell>
          <table:table-cell/>
          <table:table-cell office:value-type="float" office:value="2.216009" calcext:value-type="float">
            <text:p>2.2160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68401" calcext:value-type="float">
            <text:p>9.68401</text:p>
          </table:table-cell>
          <table:table-cell/>
          <table:table-cell office:value-type="float" office:value="4.893461" calcext:value-type="float">
            <text:p>4.893461</text:p>
          </table:table-cell>
          <table:table-cell/>
          <table:table-cell office:value-type="float" office:value="2.418072" calcext:value-type="float">
            <text:p>2.418072</text:p>
          </table:table-cell>
          <table:table-cell/>
          <table:table-cell office:value-type="float" office:value="2.169596" calcext:value-type="float">
            <text:p>2.169596</text:p>
          </table:table-cell>
          <table:table-cell table:number-columns-repeated="16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9.5578017" calcext:value-type="float">
            <text:p>9.5578017</text:p>
          </table:table-cell>
          <table:table-cell/>
          <table:table-cell table:style-name="ce2" table:formula="of:=AVERAGE([.D3:.D12])" office:value-type="float" office:value="4.8127544" calcext:value-type="float">
            <text:p>4.8127544</text:p>
          </table:table-cell>
          <table:table-cell/>
          <table:table-cell table:style-name="ce2" table:formula="of:=AVERAGE([.F3:.F12])" office:value-type="float" office:value="2.3619412" calcext:value-type="float">
            <text:p>2.3619412</text:p>
          </table:table-cell>
          <table:table-cell/>
          <table:table-cell table:formula="of:=AVERAGE([.H3:.H12])" office:value-type="float" office:value="2.1879695" calcext:value-type="float">
            <text:p>2.1879695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1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AVERAGE([.B3:.B12])" office:value-type="float" office:value="9.5578017" calcext:value-type="float">
            <text:p>9.5578017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AVERAGE([.D14])" office:value-type="float" office:value="4.8127544" calcext:value-type="float">
            <text:p>4.8127544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AVERAGE([.F14])" office:value-type="float" office:value="2.3619412" calcext:value-type="float">
            <text:p>2.3619412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AVERAGE([.H14])" office:value-type="float" office:value="2.1879695" calcext:value-type="float">
            <text:p>2.1879695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2048" table:style-name="ta1">
        <table:shapes>
          <draw:frame draw:z-index="0" draw:style-name="gr1" draw:text-style-name="P1" svg:width="6.2988in" svg:height="3.5429in" svg:x="2.2791in" svg:y="3.9819in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2.3118in" svg:y="3.9713in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6.2988in" svg:height="3.5429in" svg:x="2.2791in" svg:y="3.9819in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6.2988in" svg:height="3.5429in" svg:x="2.2791in" svg:y="3.9819in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4" draw:style-name="gr1" draw:text-style-name="P1" svg:width="6.2988in" svg:height="3.5429in" svg:x="2.2791in" svg:y="3.9819in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5" draw:style-name="gr1" draw:text-style-name="P1" svg:width="6.2988in" svg:height="3.5429in" svg:x="2.2791in" svg:y="3.9819in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2048*2048</text:p>
          </table:table-cell>
          <table:table-cell table:style-name="ce2" office:value-type="string" calcext:value-type="string">
            <text:p>1 thread</text:p>
          </table:table-cell>
          <table:table-cell/>
          <table:table-cell table:style-name="ce2" office:value-type="string" calcext:value-type="string">
            <text:p>2 threads</text:p>
          </table:table-cell>
          <table:table-cell/>
          <table:table-cell table:style-name="ce2" office:value-type="string" calcext:value-type="string">
            <text:p>4 threads</text:p>
          </table:table-cell>
          <table:table-cell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3"/>
          <table:table-cell table:number-columns-repeated="11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8" office:value-type="string" calcext:value-type="string" table:number-columns-spanned="8" table:number-rows-spanned="1">
            <text:p>توضیحات کاملا مشابه حالت قبل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float" office:value="110.057196" calcext:value-type="float">
            <text:p>110.057196</text:p>
          </table:table-cell>
          <table:table-cell/>
          <table:table-cell office:value-type="float" office:value="54.04372" calcext:value-type="float">
            <text:p>54.04372</text:p>
          </table:table-cell>
          <table:table-cell/>
          <table:table-cell office:value-type="float" office:value="28.553862" calcext:value-type="float">
            <text:p>28.553862</text:p>
          </table:table-cell>
          <table:table-cell/>
          <table:table-cell table:style-name="ce4" office:value-type="float" office:value="22.362272" calcext:value-type="float">
            <text:p>22.3622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7.367216" calcext:value-type="float">
            <text:p>107.367216</text:p>
          </table:table-cell>
          <table:table-cell/>
          <table:table-cell office:value-type="float" office:value="53.205813" calcext:value-type="float">
            <text:p>53.205813</text:p>
          </table:table-cell>
          <table:table-cell/>
          <table:table-cell office:value-type="float" office:value="28.046742" calcext:value-type="float">
            <text:p>28.046742</text:p>
          </table:table-cell>
          <table:table-cell/>
          <table:table-cell table:style-name="ce4" office:value-type="float" office:value="23.240477" calcext:value-type="float">
            <text:p>23.2404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8.454903" calcext:value-type="float">
            <text:p>108.454903</text:p>
          </table:table-cell>
          <table:table-cell/>
          <table:table-cell office:value-type="float" office:value="54.632085" calcext:value-type="float">
            <text:p>54.632085</text:p>
          </table:table-cell>
          <table:table-cell/>
          <table:table-cell office:value-type="float" office:value="28.099784" calcext:value-type="float">
            <text:p>28.099784</text:p>
          </table:table-cell>
          <table:table-cell/>
          <table:table-cell table:style-name="ce4" office:value-type="float" office:value="21.940248" calcext:value-type="float">
            <text:p>21.940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8.795144" calcext:value-type="float">
            <text:p>108.795144</text:p>
          </table:table-cell>
          <table:table-cell/>
          <table:table-cell office:value-type="float" office:value="54.626038" calcext:value-type="float">
            <text:p>54.626038</text:p>
          </table:table-cell>
          <table:table-cell/>
          <table:table-cell office:value-type="float" office:value="28.291306" calcext:value-type="float">
            <text:p>28.291306</text:p>
          </table:table-cell>
          <table:table-cell/>
          <table:table-cell table:style-name="ce4" office:value-type="float" office:value="22.529784" calcext:value-type="float">
            <text:p>22.5297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11.394557" calcext:value-type="float">
            <text:p>111.394557</text:p>
          </table:table-cell>
          <table:table-cell/>
          <table:table-cell office:value-type="float" office:value="55.391628" calcext:value-type="float">
            <text:p>55.391628</text:p>
          </table:table-cell>
          <table:table-cell/>
          <table:table-cell office:value-type="float" office:value="28.325327" calcext:value-type="float">
            <text:p>28.325327</text:p>
          </table:table-cell>
          <table:table-cell/>
          <table:table-cell table:style-name="ce4" office:value-type="float" office:value="22.74828" calcext:value-type="float">
            <text:p>22.748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7.768091" calcext:value-type="float">
            <text:p>107.768091</text:p>
          </table:table-cell>
          <table:table-cell/>
          <table:table-cell office:value-type="float" office:value="55.592155" calcext:value-type="float">
            <text:p>55.592155</text:p>
          </table:table-cell>
          <table:table-cell/>
          <table:table-cell office:value-type="float" office:value="28.066278" calcext:value-type="float">
            <text:p>28.066278</text:p>
          </table:table-cell>
          <table:table-cell/>
          <table:table-cell table:style-name="ce4" office:value-type="float" office:value="22.671228" calcext:value-type="float">
            <text:p>22.6712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8.69338" calcext:value-type="float">
            <text:p>108.69338</text:p>
          </table:table-cell>
          <table:table-cell/>
          <table:table-cell office:value-type="float" office:value="54.881036" calcext:value-type="float">
            <text:p>54.881036</text:p>
          </table:table-cell>
          <table:table-cell/>
          <table:table-cell office:value-type="float" office:value="28.618616" calcext:value-type="float">
            <text:p>28.618616</text:p>
          </table:table-cell>
          <table:table-cell/>
          <table:table-cell table:style-name="ce4" office:value-type="float" office:value="22.182585" calcext:value-type="float">
            <text:p>22.1825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8.628444" calcext:value-type="float">
            <text:p>108.628444</text:p>
          </table:table-cell>
          <table:table-cell/>
          <table:table-cell office:value-type="float" office:value="54.567409" calcext:value-type="float">
            <text:p>54.567409</text:p>
          </table:table-cell>
          <table:table-cell/>
          <table:table-cell office:value-type="float" office:value="28.206486" calcext:value-type="float">
            <text:p>28.206486</text:p>
          </table:table-cell>
          <table:table-cell/>
          <table:table-cell table:style-name="ce4" office:value-type="float" office:value="22.861128" calcext:value-type="float">
            <text:p>22.8611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7.643602" calcext:value-type="float">
            <text:p>107.643602</text:p>
          </table:table-cell>
          <table:table-cell/>
          <table:table-cell office:value-type="float" office:value="55.102112" calcext:value-type="float">
            <text:p>55.102112</text:p>
          </table:table-cell>
          <table:table-cell/>
          <table:table-cell office:value-type="float" office:value="28.083646" calcext:value-type="float">
            <text:p>28.083646</text:p>
          </table:table-cell>
          <table:table-cell/>
          <table:table-cell office:value-type="float" office:value="22.517521" calcext:value-type="float">
            <text:p>22.5175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7.586439" calcext:value-type="float">
            <text:p>107.586439</text:p>
          </table:table-cell>
          <table:table-cell/>
          <table:table-cell office:value-type="float" office:value="55.198172" calcext:value-type="float">
            <text:p>55.198172</text:p>
          </table:table-cell>
          <table:table-cell/>
          <table:table-cell office:value-type="float" office:value="28.449778" calcext:value-type="float">
            <text:p>28.449778</text:p>
          </table:table-cell>
          <table:table-cell/>
          <table:table-cell office:value-type="float" office:value="22.235624" calcext:value-type="float">
            <text:p>22.235624</text:p>
          </table:table-cell>
          <table:table-cell table:number-columns-repeated="16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108.6388972" calcext:value-type="float">
            <text:p>108.6388972</text:p>
          </table:table-cell>
          <table:table-cell/>
          <table:table-cell table:style-name="ce2" table:formula="of:=AVERAGE([.D3:.D12])" office:value-type="float" office:value="54.7240168" calcext:value-type="float">
            <text:p>54.7240168</text:p>
          </table:table-cell>
          <table:table-cell/>
          <table:table-cell table:style-name="ce2" table:formula="of:=AVERAGE([.F3:.F12])" office:value-type="float" office:value="28.2741825" calcext:value-type="float">
            <text:p>28.2741825</text:p>
          </table:table-cell>
          <table:table-cell/>
          <table:table-cell table:formula="of:=AVERAGE([.H3:.H12])" office:value-type="float" office:value="22.5289147" calcext:value-type="float">
            <text:p>22.5289147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1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AVERAGE([.B3:.B12])" office:value-type="float" office:value="108.6388972" calcext:value-type="float">
            <text:p>108.6388972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AVERAGE([.D14])" office:value-type="float" office:value="54.7240168" calcext:value-type="float">
            <text:p>54.724016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AVERAGE([.F14])" office:value-type="float" office:value="28.2741825" calcext:value-type="float">
            <text:p>28.2741825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AVERAGE([.H14])" office:value-type="float" office:value="22.5289147" calcext:value-type="float">
            <text:p>22.5289147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4096" table:style-name="ta1">
        <table:shapes>
          <draw:frame draw:z-index="0" draw:style-name="gr1" draw:text-style-name="P1" svg:width="6.2988in" svg:height="3.5429in" svg:x="2.3118in" svg:y="3.9713in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2.2791in" svg:y="3.9819in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" draw:style-name="gr1" draw:text-style-name="P1" svg:width="6.2988in" svg:height="3.5429in" svg:x="2.3118in" svg:y="3.9713in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3" draw:style-name="gr1" draw:text-style-name="P1" svg:width="6.2988in" svg:height="3.5429in" svg:x="2.2791in" svg:y="3.9819in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4" draw:style-name="gr1" draw:text-style-name="P1" svg:width="6.2988in" svg:height="3.5429in" svg:x="2.2791in" svg:y="3.9819in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5" draw:style-name="gr1" draw:text-style-name="P1" svg:width="6.2988in" svg:height="3.5429in" svg:x="2.2791in" svg:y="3.9819in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6" draw:style-name="gr1" draw:text-style-name="P1" svg:width="6.2988in" svg:height="3.5429in" svg:x="2.2791in" svg:y="3.9819in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2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2048*2048</text:p>
          </table:table-cell>
          <table:table-cell table:style-name="ce2" office:value-type="string" calcext:value-type="string">
            <text:p>1 thread</text:p>
          </table:table-cell>
          <table:table-cell/>
          <table:table-cell table:style-name="ce2" office:value-type="string" calcext:value-type="string">
            <text:p>2 threads</text:p>
          </table:table-cell>
          <table:table-cell/>
          <table:table-cell table:style-name="ce2" office:value-type="string" calcext:value-type="string">
            <text:p>4 threads</text:p>
          </table:table-cell>
          <table:table-cell/>
          <table:table-cell office:value-type="string" calcext:value-type="string">
            <text:p>8 threads</text:p>
          </table:table-cell>
          <table:table-cell table:number-columns-repeated="2"/>
          <table:table-cell table:style-name="ce2" table:number-columns-repeated="3"/>
          <table:table-cell table:number-columns-repeated="11"/>
          <table:table-cell table:style-name="ce2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8" office:value-type="string" calcext:value-type="string" table:number-columns-spanned="10" table:number-rows-spanned="1">
            <text:p>در اینجا مشخص است که به علت حجم بسیار بالای محاسبات افزایش نخ ها تا ۸ عدد، در کاهش زمان محاسبات بسیار موثر است</text:p>
          </table:table-cell>
          <table:covered-table-cell table:number-columns-repeated="9"/>
          <table:table-cell table:number-columns-repeated="6"/>
        </table:table-row>
        <table:table-row table:style-name="ro1">
          <table:table-cell/>
          <table:table-cell office:value-type="float" office:value="988.117111" calcext:value-type="float">
            <text:p>988.117111</text:p>
          </table:table-cell>
          <table:table-cell/>
          <table:table-cell office:value-type="float" office:value="500.306039" calcext:value-type="float">
            <text:p>500.306039</text:p>
          </table:table-cell>
          <table:table-cell/>
          <table:table-cell office:value-type="float" office:value="255.762212" calcext:value-type="float">
            <text:p>255.762212</text:p>
          </table:table-cell>
          <table:table-cell/>
          <table:table-cell table:style-name="ce4" office:value-type="float" office:value="230.232468" calcext:value-type="float">
            <text:p>230.2324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87.253953" calcext:value-type="float">
            <text:p>987.253953</text:p>
          </table:table-cell>
          <table:table-cell/>
          <table:table-cell office:value-type="float" office:value="574.602697" calcext:value-type="float">
            <text:p>574.602697</text:p>
          </table:table-cell>
          <table:table-cell/>
          <table:table-cell office:value-type="float" office:value="258.832855" calcext:value-type="float">
            <text:p>258.832855</text:p>
          </table:table-cell>
          <table:table-cell/>
          <table:table-cell table:style-name="ce4" office:value-type="float" office:value="228.316145" calcext:value-type="float">
            <text:p>228.3161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94.304653" calcext:value-type="float">
            <text:p>994.304653</text:p>
          </table:table-cell>
          <table:table-cell/>
          <table:table-cell office:value-type="float" office:value="539.198205" calcext:value-type="float">
            <text:p>539.198205</text:p>
          </table:table-cell>
          <table:table-cell/>
          <table:table-cell office:value-type="float" office:value="280.431728" calcext:value-type="float">
            <text:p>280.431728</text:p>
          </table:table-cell>
          <table:table-cell/>
          <table:table-cell table:style-name="ce4" office:value-type="float" office:value="231.026388" calcext:value-type="float">
            <text:p>231.0263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96.10874" calcext:value-type="float">
            <text:p>996.10874</text:p>
          </table:table-cell>
          <table:table-cell/>
          <table:table-cell office:value-type="float" office:value="623.823205" calcext:value-type="float">
            <text:p>623.823205</text:p>
          </table:table-cell>
          <table:table-cell/>
          <table:table-cell office:value-type="float" office:value="262.607324" calcext:value-type="float">
            <text:p>262.607324</text:p>
          </table:table-cell>
          <table:table-cell/>
          <table:table-cell table:style-name="ce4" office:value-type="float" office:value="228.463686" calcext:value-type="float">
            <text:p>228.4636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8.598396" calcext:value-type="float">
            <text:p>1008.598396</text:p>
          </table:table-cell>
          <table:table-cell/>
          <table:table-cell office:value-type="float" office:value="557.005598" calcext:value-type="float">
            <text:p>557.005598</text:p>
          </table:table-cell>
          <table:table-cell/>
          <table:table-cell office:value-type="float" office:value="286.251817" calcext:value-type="float">
            <text:p>286.251817</text:p>
          </table:table-cell>
          <table:table-cell/>
          <table:table-cell table:style-name="ce4" office:value-type="float" office:value="233.83955" calcext:value-type="float">
            <text:p>233.83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35.40371" calcext:value-type="float">
            <text:p>1035.40371</text:p>
          </table:table-cell>
          <table:table-cell/>
          <table:table-cell office:value-type="float" office:value="505.78549" calcext:value-type="float">
            <text:p>505.78549</text:p>
          </table:table-cell>
          <table:table-cell/>
          <table:table-cell office:value-type="float" office:value="276.96791" calcext:value-type="float">
            <text:p>276.96791</text:p>
          </table:table-cell>
          <table:table-cell/>
          <table:table-cell table:style-name="ce4" office:value-type="float" office:value="227.517721" calcext:value-type="float">
            <text:p>227.5177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9.734217" calcext:value-type="float">
            <text:p>1009.734217</text:p>
          </table:table-cell>
          <table:table-cell/>
          <table:table-cell office:value-type="float" office:value="507.895509" calcext:value-type="float">
            <text:p>507.895509</text:p>
          </table:table-cell>
          <table:table-cell/>
          <table:table-cell office:value-type="float" office:value="290.46781" calcext:value-type="float">
            <text:p>290.46781</text:p>
          </table:table-cell>
          <table:table-cell/>
          <table:table-cell table:style-name="ce4" office:value-type="float" office:value="228.3634" calcext:value-type="float">
            <text:p>228.36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3.343679" calcext:value-type="float">
            <text:p>1003.343679</text:p>
          </table:table-cell>
          <table:table-cell/>
          <table:table-cell office:value-type="float" office:value="501.373356" calcext:value-type="float">
            <text:p>501.373356</text:p>
          </table:table-cell>
          <table:table-cell/>
          <table:table-cell office:value-type="float" office:value="308.335304" calcext:value-type="float">
            <text:p>308.335304</text:p>
          </table:table-cell>
          <table:table-cell/>
          <table:table-cell table:style-name="ce4" office:value-type="float" office:value="230.5777" calcext:value-type="float">
            <text:p>230.57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09.806546" calcext:value-type="float">
            <text:p>1009.806546</text:p>
          </table:table-cell>
          <table:table-cell/>
          <table:table-cell office:value-type="float" office:value="502.686203" calcext:value-type="float">
            <text:p>502.686203</text:p>
          </table:table-cell>
          <table:table-cell/>
          <table:table-cell office:value-type="float" office:value="260.358464" calcext:value-type="float">
            <text:p>260.358464</text:p>
          </table:table-cell>
          <table:table-cell/>
          <table:table-cell office:value-type="float" office:value="232.0117" calcext:value-type="float">
            <text:p>232.01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19.914683" calcext:value-type="float">
            <text:p>1019.914683</text:p>
          </table:table-cell>
          <table:table-cell/>
          <table:table-cell office:value-type="float" office:value="500.530618" calcext:value-type="float">
            <text:p>500.530618</text:p>
          </table:table-cell>
          <table:table-cell/>
          <table:table-cell office:value-type="float" office:value="263.124945" calcext:value-type="float">
            <text:p>263.124945</text:p>
          </table:table-cell>
          <table:table-cell/>
          <table:table-cell office:value-type="float" office:value="229.9145" calcext:value-type="float">
            <text:p>229.9145</text:p>
          </table:table-cell>
          <table:table-cell table:number-columns-repeated="16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7"/>
          <table:table-cell table:style-name="ce2"/>
          <table:table-cell table:number-columns-repeated="10"/>
          <table:table-cell table:style-name="ce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:.B12])" office:value-type="float" office:value="1005.2585688" calcext:value-type="float">
            <text:p>1005.2585688</text:p>
          </table:table-cell>
          <table:table-cell/>
          <table:table-cell table:style-name="ce2" table:formula="of:=AVERAGE([.D3:.D12])" office:value-type="float" office:value="531.320692" calcext:value-type="float">
            <text:p>531.320692</text:p>
          </table:table-cell>
          <table:table-cell/>
          <table:table-cell table:style-name="ce2" table:formula="of:=AVERAGE([.F3:.F12])" office:value-type="float" office:value="274.3140369" calcext:value-type="float">
            <text:p>274.3140369</text:p>
          </table:table-cell>
          <table:table-cell/>
          <table:table-cell table:formula="of:=AVERAGE([.H3:.H12])" office:value-type="float" office:value="230.0263258" calcext:value-type="float">
            <text:p>230.0263258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table:style-name="ce2" office:value-type="string" calcext:value-type="string">
            <text:p>sec</text:p>
          </table:table-cell>
          <table:table-cell/>
          <table:table-cell office:value-type="string" calcext:value-type="string">
            <text:p>sec</text:p>
          </table:table-cell>
          <table:table-cell table:number-columns-repeated="5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9"/>
          <table:table-cell table:style-name="ce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/>
          <table:table-cell table:number-columns-repeated="4"/>
          <table:table-cell table:style-name="ce2" table:number-columns-repeated="12"/>
        </table:table-row>
        <table:table-row table:style-name="ro1">
          <table:table-cell/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2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AVERAGE([.B3:.B12])" office:value-type="float" office:value="1005.2585688" calcext:value-type="float">
            <text:p>1005.258568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AVERAGE([.D14])" office:value-type="float" office:value="531.320692" calcext:value-type="float">
            <text:p>531.320692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AVERAGE([.F14])" office:value-type="float" office:value="274.3140369" calcext:value-type="float">
            <text:p>274.3140369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AVERAGE([.H14])" office:value-type="float" office:value="230.0263258" calcext:value-type="float">
            <text:p>230.0263258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7"/>
        </table:table-row>
      </table:table>
      <table:table table:name="تحلیل افزایش اندازه ماتریس ها" table:style-name="ta1">
        <table:shapes>
          <draw:frame draw:z-index="0" draw:style-name="gr1" draw:text-style-name="P1" svg:width="8.0626in" svg:height="9.6748in" svg:x="0.0394in" svg:y="1.3484in">
            <draw:object draw:notify-on-update-of-ranges="'تحلیل افزایش اندازه ماتریس ها'.A2:'تحلیل افزایش اندازه ماتریس ها'.A5 'تحلیل افزایش اندازه ماتریس ها'.B1:'تحلیل افزایش اندازه ماتریس ها'.B1 'تحلیل افزایش اندازه ماتریس ها'.B2:'تحلیل افزایش اندازه ماتریس ها'.B5 'تحلیل افزایش اندازه ماتریس ها'.C1:'تحلیل افزایش اندازه ماتریس ها'.C1 'تحلیل افزایش اندازه ماتریس ها'.C2:'تحلیل افزایش اندازه ماتریس ها'.C5 'تحلیل افزایش اندازه ماتریس ها'.D1:'تحلیل افزایش اندازه ماتریس ها'.D1 'تحلیل افزایش اندازه ماتریس ها'.D2:'تحلیل افزایش اندازه ماتریس ها'.D5 'تحلیل افزایش اندازه ماتریس ها'.E1:'تحلیل افزایش اندازه ماتریس ها'.E1 'تحلیل افزایش اندازه ماتریس ها'.E2:'تحلیل افزایش اندازه ماتریس ها'.E5 'تحلیل افزایش اندازه ماتریس ها'.F1:'تحلیل افزایش اندازه ماتریس ها'.F1 'تحلیل افزایش اندازه ماتریس ها'.F2:'تحلیل افزایش اندازه ماتریس ها'.F5 'تحلیل افزایش اندازه ماتریس ها'.G1:'تحلیل افزایش اندازه ماتریس ها'.G1 'تحلیل افزایش اندازه ماتریس ها'.G2:'تحلیل افزایش اندازه ماتریس ها'.G5 'تحلیل افزایش اندازه ماتریس ها'.H1:'تحلیل افزایش اندازه ماتریس ها'.H1 'تحلیل افزایش اندازه ماتریس ها'.H2:'تحلیل افزایش اندازه ماتریس ها'.H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3"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4096" calcext:value-type="float">
            <text:p>4096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5" office:value-type="float" office:value="0.0033317" calcext:value-type="float">
            <text:p>0.0033317</text:p>
          </table:table-cell>
          <table:table-cell table:style-name="ce11" office:value-type="float" office:value="0.0241193" calcext:value-type="float">
            <text:p>0.0241193</text:p>
          </table:table-cell>
          <table:table-cell table:style-name="ce11" office:value-type="float" office:value="0.1422126" calcext:value-type="float">
            <text:p>0.1422126</text:p>
          </table:table-cell>
          <table:table-cell table:style-name="ce11" office:value-type="float" office:value="0.8928882" calcext:value-type="float">
            <text:p>0.8928882</text:p>
          </table:table-cell>
          <table:table-cell table:style-name="ce11" office:value-type="float" office:value="9.5578017" calcext:value-type="float">
            <text:p>9.5578017</text:p>
          </table:table-cell>
          <table:table-cell table:style-name="ce11" office:value-type="float" office:value="108.6388972" calcext:value-type="float">
            <text:p>108.6388972</text:p>
          </table:table-cell>
          <table:table-cell table:style-name="ce11" office:value-type="float" office:value="1005.2585688" calcext:value-type="float">
            <text:p>1005.2585688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1" office:value-type="float" office:value="0.0017882" calcext:value-type="float">
            <text:p>0.0017882</text:p>
          </table:table-cell>
          <table:table-cell table:style-name="ce11" office:value-type="float" office:value="0.0130077" calcext:value-type="float">
            <text:p>0.0130077</text:p>
          </table:table-cell>
          <table:table-cell table:style-name="ce11" office:value-type="float" office:value="0.0892617" calcext:value-type="float">
            <text:p>0.0892617</text:p>
          </table:table-cell>
          <table:table-cell table:style-name="ce11" office:value-type="float" office:value="0.4823176" calcext:value-type="float">
            <text:p>0.4823176</text:p>
          </table:table-cell>
          <table:table-cell table:style-name="ce11" office:value-type="float" office:value="4.8127544" calcext:value-type="float">
            <text:p>4.8127544</text:p>
          </table:table-cell>
          <table:table-cell table:style-name="ce11" office:value-type="float" office:value="54.7240168" calcext:value-type="float">
            <text:p>54.7240168</text:p>
          </table:table-cell>
          <table:table-cell table:style-name="ce11" office:value-type="float" office:value="531.320692" calcext:value-type="float">
            <text:p>531.320692</text:p>
          </table:table-cell>
          <table:table-cell table:style-name="ce10"/>
          <table:table-cell table:style-name="ce12" office:value-type="string" calcext:value-type="string" table:number-columns-spanned="8" table:number-rows-spanned="1">
            <text:p>در این قسمت می توان نمایی کلی از همه نتایج محاسبات را بدست آورد..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1" office:value-type="float" office:value="0.0007092" calcext:value-type="float">
            <text:p>0.0007092</text:p>
          </table:table-cell>
          <table:table-cell table:style-name="ce11" office:value-type="float" office:value="0.0066559" calcext:value-type="float">
            <text:p>0.0066559</text:p>
          </table:table-cell>
          <table:table-cell table:style-name="ce11" office:value-type="float" office:value="0.0437098" calcext:value-type="float">
            <text:p>0.0437098</text:p>
          </table:table-cell>
          <table:table-cell table:style-name="ce11" office:value-type="float" office:value="0.3063871" calcext:value-type="float">
            <text:p>0.3063871</text:p>
          </table:table-cell>
          <table:table-cell table:style-name="ce11" office:value-type="float" office:value="2.3619412" calcext:value-type="float">
            <text:p>2.3619412</text:p>
          </table:table-cell>
          <table:table-cell table:style-name="ce11" office:value-type="float" office:value="28.2741825" calcext:value-type="float">
            <text:p>28.2741825</text:p>
          </table:table-cell>
          <table:table-cell table:style-name="ce11" office:value-type="float" office:value="274.3140369" calcext:value-type="float">
            <text:p>274.3140369</text:p>
          </table:table-cell>
          <table:table-cell table:style-name="ce10"/>
          <table:table-cell table:style-name="ce12" office:value-type="string" calcext:value-type="string" table:number-columns-spanned="8" table:number-rows-spanned="1">
            <text:p><text:s/>محاسباتی که در این فایل آورده شده اند به این گونه بوده که زمان اندازه گیری شده برابر تفاضل زمان ایجاد اولین نخ تا زمان پایان آخرین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1" office:value-type="float" office:value="0.0008931" calcext:value-type="float">
            <text:p>0.0008931</text:p>
          </table:table-cell>
          <table:table-cell table:style-name="ce11" office:value-type="float" office:value="0.0058254" calcext:value-type="float">
            <text:p>0.0058254</text:p>
          </table:table-cell>
          <table:table-cell table:style-name="ce11" office:value-type="float" office:value="0.0444571" calcext:value-type="float">
            <text:p>0.0444571</text:p>
          </table:table-cell>
          <table:table-cell table:style-name="ce11" office:value-type="float" office:value="0.2231476" calcext:value-type="float">
            <text:p>0.2231476</text:p>
          </table:table-cell>
          <table:table-cell table:style-name="ce11" office:value-type="float" office:value="2.1879695" calcext:value-type="float">
            <text:p>2.1879695</text:p>
          </table:table-cell>
          <table:table-cell table:style-name="ce11" office:value-type="float" office:value="22.5289147" calcext:value-type="float">
            <text:p>22.5289147</text:p>
          </table:table-cell>
          <table:table-cell table:style-name="ce11" office:value-type="float" office:value="230.0263258" calcext:value-type="float">
            <text:p>230.0263258</text:p>
          </table:table-cell>
          <table:table-cell table:style-name="ce10"/>
          <table:table-cell table:style-name="ce12" office:value-type="string" calcext:value-type="string" table:number-columns-spanned="8" table:number-rows-spanned="1">
            <text:p>نخ می باشد.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style-name="ce10" table:number-columns-repeated="9"/>
          <table:table-cell table:style-name="ce12" office:value-type="string" calcext:value-type="string" table:number-columns-spanned="8" table:number-rows-spanned="1">
            <text:p>همانطور که در نمودار قابل مشاهده است رابطه افزایش حجم ماتریس ها به زمان صرف شده لگاریتمی می باشد و تنها در حالت هایی که 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style-name="ce10" table:number-columns-repeated="9"/>
          <table:table-cell table:style-name="ce12" office:value-type="string" calcext:value-type="string" table:number-columns-spanned="8" table:number-rows-spanned="1">
            <text:p>ماتریس ها کوچک باشند نمودار ها شکل طبیعی خود را از دست می دهند که این موضوع به دلیل کارایی منفی تعداد زیاد نخ ها است.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style-name="ce10" table:number-columns-repeated="9"/>
          <table:table-cell table:style-name="ce13" table:number-columns-repeated="8"/>
          <table:table-cell table:number-columns-repeated="1007"/>
        </table:table-row>
        <table:table-row table:style-name="ro3">
          <table:table-cell table:style-name="ce10" table:number-columns-repeated="9"/>
          <table:table-cell table:style-name="ce13" table:number-columns-repeated="5"/>
          <table:table-cell table:style-name="ce15" office:value-type="string" calcext:value-type="string" table:number-columns-spanned="3" table:number-rows-spanned="1">
            <text:p>نتایج کسب شده نشان می دهند:</text:p>
          </table:table-cell>
          <table:covered-table-cell table:number-columns-repeated="2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تا ثیر وجود ۸ نخ از این جهت زیاد نبوده که پردازنده استفاده شده ۴ هسته فیزیکی داشته و ۴ هسته دیگر منطقی بوده اند که این موضوع باعث می شود نتایج به 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نتایج ۴ نخ نزدیک باشد.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افزایش نخ ها از ۱ به ۲ و از ۲ به ۴ تقریبا باعث نصف شدن زمان محاسبه می گردند.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به ازای دو برابر شدن ابعاد ماتریس ها، زمان محاسبه حاصل ضرب آن ها ۱۰ برابر می شود.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با افزایش تعداد نخ ها در ماتریس های بزرگ تر کاهش زمانی از نصف کمی کمتر است. در حالی که در ماتریس های کوچک تر زمان محاسبات بیشتر از نصف کاهش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می یابد. این موضوع نشان می دهد که با بزرگ شدن ماتریس ها cache miss به علت context switch بیشتر اتفاق می افتد که این در زمان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محاسبات خود را نشان می دهد. (در این حالات overhead ناشی از context switch زیاد نیست – البته بجز حالت ۸ نخی-)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پس با زیاد شدن حجم ماتریس و همچنین با زیاد شدن تعداد نخ ها cache miss افزایش می افتد و نقش cache در کاهش زمان محاسبات کمرنگ تر</text:p>
          </table:table-cell>
          <table:covered-table-cell table:number-columns-repeated="7" table:style-name="ce13"/>
          <table:table-cell table:number-columns-repeated="1007"/>
        </table:table-row>
        <table:table-row table:style-name="ro3">
          <table:table-cell table:number-columns-repeated="9"/>
          <table:table-cell table:style-name="ce12" office:value-type="string" calcext:value-type="string" table:number-columns-spanned="8" table:number-rows-spanned="1">
            <text:p>می شود.</text:p>
          </table:table-cell>
          <table:covered-table-cell table:number-columns-repeated="7" table:style-name="ce13"/>
          <table:table-cell table:number-columns-repeated="1007"/>
        </table:table-row>
        <table:table-row table:style-name="ro3" table:number-rows-repeated="3">
          <table:table-cell table:number-columns-repeated="9"/>
          <table:table-cell table:style-name="ce13" table:number-columns-repeated="8"/>
          <table:table-cell table:number-columns-repeated="1007"/>
        </table:table-row>
        <table:table-row table:style-name="ro3" table:number-rows-repeated="4">
          <table:table-cell table:number-columns-repeated="9"/>
          <table:table-cell table:style-name="ce14" table:number-columns-repeated="8"/>
          <table:table-cell table:number-columns-repeated="100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 Nazanin" svg:font-family="'B Nazanin'" style:font-pitch="variable"/>
    <style:font-face style:name="Century Gothic" svg:font-family="'Century Gothic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3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2:13:21.962409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3:39:24.374373757</meta:creation-date>
    <dc:date>2016-04-11T02:53:19.951934790</dc:date>
    <meta:editing-duration>PT3H47M56S</meta:editing-duration>
    <meta:editing-cycles>21</meta:editing-cycles>
    <meta:generator>LibreOffice/4.3.3.2$Linux_X86_64 LibreOffice_project/430m0$Build-2</meta:generator>
    <meta:document-statistic meta:table-count="8" meta:cell-count="499" meta:object-count="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8cm" svg:y="0.373cm" chart:style-name="ch2">
          <text:p>calculation time per number of threads</text:p>
        </chart:title>
        <chart:plot-area chart:style-name="ch3" table:cell-range-address="'1024'.A20:'1024'.B23" chart:data-source-has-labels="column" svg:x="1.331cm" svg:y="1.275cm" svg:width="14.349cm" svg:height="6.564cm">
          <chartooo:coordinate-region svg:x="1.952cm" svg:y="1.475cm" svg:width="13.634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'1024'.A20:'1024'.A23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'1024'.B20:'1024'.B2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024'.A20:'1024'.A23</svg:desc>
                </draw:g>
              </table:table-cell>
              <table:table-cell office:value-type="float" office:value="9.5578017">
                <text:p>9.5578017</text:p>
                <draw:g>
                  <svg:desc>'1024'.B20:'1024'.B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8127544">
                <text:p>4.81275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619412">
                <text:p>2.36194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879695">
                <text:p>2.1879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9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5cm" svg:width="13.157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53">
                <text:p>0.0155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58">
                <text:p>0.0030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2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2213">
                <text:p>0.142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9262">
                <text:p>0.089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371">
                <text:p>0.04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457">
                <text:p>0.0444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8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632">
                <text:p>0.103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831">
                <text:p>0.059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032">
                <text:p>0.03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11">
                <text:p>0.0263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5cm" svg:width="13.157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53">
                <text:p>0.0155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58">
                <text:p>0.00305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4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058cm" svg:y="1.474cm" svg:width="13.52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888">
                <text:p>0.8928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2318">
                <text:p>0.482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6387">
                <text:p>0.306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3148">
                <text:p>0.2231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9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058cm" svg:y="1.474cm" svg:width="13.52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075">
                <text:p>0.9230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002">
                <text:p>0.503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696">
                <text:p>0.2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359">
                <text:p>0.2253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1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632">
                <text:p>0.103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831">
                <text:p>0.059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032">
                <text:p>0.03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11">
                <text:p>0.02631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3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5cm" svg:width="13.157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53">
                <text:p>0.0155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58">
                <text:p>0.0030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6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1.952cm" svg:y="1.474cm" svg:width="13.634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57802">
                <text:p>9.5578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12754">
                <text:p>4.81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1941">
                <text:p>2.361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97">
                <text:p>2.1879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4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1.952cm" svg:y="1.475cm" svg:width="13.704cm" svg:height="5.319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9.5578017">
                <text:p>9.55780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8127544">
                <text:p>4.81275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619412">
                <text:p>2.36194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879695">
                <text:p>2.187969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7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614cm" svg:y="1.475cm" svg:width="12.972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32">
                <text:p>0.0033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09">
                <text:p>0.000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93">
                <text:p>0.000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058cm" svg:y="1.474cm" svg:width="13.52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075">
                <text:p>0.9230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002">
                <text:p>0.503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696">
                <text:p>0.2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359">
                <text:p>0.22535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2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632">
                <text:p>0.103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831">
                <text:p>0.059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032">
                <text:p>0.03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11">
                <text:p>0.02631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4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5cm" svg:width="13.157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53">
                <text:p>0.0155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58">
                <text:p>0.00305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7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138cm" svg:y="1.474cm" svg:width="13.44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.6389">
                <text:p>108.63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72402">
                <text:p>54.72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27418">
                <text:p>28.27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2891">
                <text:p>22.5289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1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138cm" svg:y="1.474cm" svg:width="13.44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.9936">
                <text:p>109.99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2183">
                <text:p>55.52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63831">
                <text:p>28.63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4199">
                <text:p>22.6419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4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1.952cm" svg:y="1.475cm" svg:width="13.704cm" svg:height="5.319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9.5578017">
                <text:p>9.55780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8127544">
                <text:p>4.81275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619412">
                <text:p>2.36194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879695">
                <text:p>2.187969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058cm" svg:y="1.474cm" svg:width="13.52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075">
                <text:p>0.9230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002">
                <text:p>0.503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696">
                <text:p>0.2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359">
                <text:p>0.22535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2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632">
                <text:p>0.103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831">
                <text:p>0.059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032">
                <text:p>0.03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11">
                <text:p>0.02631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4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5cm" svg:width="13.157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53">
                <text:p>0.0155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58">
                <text:p>0.00305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7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323cm" svg:y="1.474cm" svg:width="13.26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5.259">
                <text:p>1005.2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1.3207">
                <text:p>531.3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4.314">
                <text:p>274.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.0263">
                <text:p>230.026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6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5cm" svg:width="13.157cm" svg:height="5.717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553">
                <text:p>0.0155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826">
                <text:p>0.00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646">
                <text:p>0.00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58">
                <text:p>0.003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7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243cm" svg:y="1.474cm" svg:width="13.343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3632">
                <text:p>0.1036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831">
                <text:p>0.059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032">
                <text:p>0.03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11">
                <text:p>0.026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6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058cm" svg:y="1.474cm" svg:width="13.52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075">
                <text:p>0.9230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3002">
                <text:p>0.503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696">
                <text:p>0.279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359">
                <text:p>0.2253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81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138cm" svg:y="1.474cm" svg:width="13.448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.9936">
                <text:p>109.99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2183">
                <text:p>55.52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63831">
                <text:p>28.63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64199">
                <text:p>22.641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5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1.952cm" svg:y="1.475cm" svg:width="13.704cm" svg:height="5.319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0.1599059">
                <text:p>10.15990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19629385">
                <text:p>5.196293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856576">
                <text:p>2.785657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9983085">
                <text:p>2.499830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interval-major="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48cm" svg:height="24.575cm" xlink:href=".." xlink:type="simple" chart:class="chart:line" chart:style-name="ch1">
        <chart:title svg:x="9.032cm" svg:y="0.627cm" chart:style-name="ch2">
          <text:p>مقایسه کلی</text:p>
        </chart:title>
        <chart:legend chart:legend-position="end" svg:x="18.395cm" svg:y="10.494cm" style:legend-expansion="high" chart:style-name="ch3"/>
        <chart:plot-area chart:style-name="ch4" table:cell-range-address="'تحلیل افزایش اندازه ماتریس ها'.A1:'تحلیل افزایش اندازه ماتریس ها'.H5" chart:data-source-has-labels="both" svg:x="1.42cm" svg:y="1.923cm" svg:width="16.566cm" svg:height="21.18cm">
          <chartooo:coordinate-region svg:x="2.703cm" svg:y="2.122cm" svg:width="15.189cm" svg:height="20.334cm"/>
          <chart:axis chart:dimension="x" chart:name="primary-x" chart:style-name="ch5" chartooo:axis-type="auto">
            <chartooo:date-scale/>
            <chart:title svg:x="9.103cm" svg:y="23.594cm" chart:style-name="ch6">
              <text:p>threads</text:p>
            </chart:title>
            <chart:categories table:cell-range-address="'تحلیل افزایش اندازه ماتریس ها'.A2:'تحلیل افزایش اندازه ماتریس ها'.A5"/>
            <chart:grid chart:style-name="ch7" chart:class="major"/>
          </chart:axis>
          <chart:axis chart:dimension="y" chart:name="primary-y" chart:style-name="ch8">
            <chart:title svg:x="0.451cm" svg:y="13.695cm" chart:style-name="ch9">
              <text:p>calculation time</text:p>
            </chart:title>
            <chart:grid chart:style-name="ch7" chart:class="major"/>
          </chart:axis>
          <chart:series chart:style-name="ch10" chart:values-cell-range-address="'تحلیل افزایش اندازه ماتریس ها'.B2:'تحلیل افزایش اندازه ماتریس ها'.B5" chart:label-cell-address="'تحلیل افزایش اندازه ماتریس ها'.B1:'تحلیل افزایش اندازه ماتریس ها'.B1" chart:class="chart:line">
            <chart:data-point chart:repeated="4"/>
          </chart:series>
          <chart:series chart:style-name="ch11" chart:values-cell-range-address="'تحلیل افزایش اندازه ماتریس ها'.C2:'تحلیل افزایش اندازه ماتریس ها'.C5" chart:label-cell-address="'تحلیل افزایش اندازه ماتریس ها'.C1:'تحلیل افزایش اندازه ماتریس ها'.C1" chart:class="chart:line">
            <chart:data-point chart:repeated="4"/>
          </chart:series>
          <chart:series chart:style-name="ch12" chart:values-cell-range-address="'تحلیل افزایش اندازه ماتریس ها'.D2:'تحلیل افزایش اندازه ماتریس ها'.D5" chart:label-cell-address="'تحلیل افزایش اندازه ماتریس ها'.D1:'تحلیل افزایش اندازه ماتریس ها'.D1" chart:class="chart:line">
            <chart:data-point chart:repeated="4"/>
          </chart:series>
          <chart:series chart:style-name="ch13" chart:values-cell-range-address="'تحلیل افزایش اندازه ماتریس ها'.E2:'تحلیل افزایش اندازه ماتریس ها'.E5" chart:label-cell-address="'تحلیل افزایش اندازه ماتریس ها'.E1:'تحلیل افزایش اندازه ماتریس ها'.E1" chart:class="chart:line">
            <chart:data-point chart:repeated="4"/>
          </chart:series>
          <chart:series chart:style-name="ch14" chart:values-cell-range-address="'تحلیل افزایش اندازه ماتریس ها'.F2:'تحلیل افزایش اندازه ماتریس ها'.F5" chart:label-cell-address="'تحلیل افزایش اندازه ماتریس ها'.F1:'تحلیل افزایش اندازه ماتریس ها'.F1" chart:class="chart:line">
            <chart:data-point chart:repeated="4"/>
          </chart:series>
          <chart:series chart:style-name="ch15" chart:values-cell-range-address="'تحلیل افزایش اندازه ماتریس ها'.G2:'تحلیل افزایش اندازه ماتریس ها'.G5" chart:label-cell-address="'تحلیل افزایش اندازه ماتریس ها'.G1:'تحلیل افزایش اندازه ماتریس ها'.G1" chart:class="chart:line">
            <chart:data-point chart:repeated="4"/>
          </chart:series>
          <chart:series chart:style-name="ch16" chart:values-cell-range-address="'تحلیل افزایش اندازه ماتریس ها'.H2:'تحلیل افزایش اندازه ماتریس ها'.H5" chart:label-cell-address="'تحلیل افزایش اندازه ماتریس ها'.H1:'تحلیل افزایش اندازه ماتریس ها'.H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  <draw:g>
                  <svg:desc>'تحلیل افزایش اندازه ماتریس ها'.B1:'تحلیل افزایش اندازه ماتریس ها'.B1</svg:desc>
                </draw:g>
              </table:table-cell>
              <table:table-cell office:value-type="string">
                <text:p>128</text:p>
                <draw:g>
                  <svg:desc>'تحلیل افزایش اندازه ماتریس ها'.C1:'تحلیل افزایش اندازه ماتریس ها'.C1</svg:desc>
                </draw:g>
              </table:table-cell>
              <table:table-cell office:value-type="string">
                <text:p>256</text:p>
                <draw:g>
                  <svg:desc>'تحلیل افزایش اندازه ماتریس ها'.D1:'تحلیل افزایش اندازه ماتریس ها'.D1</svg:desc>
                </draw:g>
              </table:table-cell>
              <table:table-cell office:value-type="string">
                <text:p>512</text:p>
                <draw:g>
                  <svg:desc>'تحلیل افزایش اندازه ماتریس ها'.E1:'تحلیل افزایش اندازه ماتریس ها'.E1</svg:desc>
                </draw:g>
              </table:table-cell>
              <table:table-cell office:value-type="string">
                <text:p>1024</text:p>
                <draw:g>
                  <svg:desc>'تحلیل افزایش اندازه ماتریس ها'.F1:'تحلیل افزایش اندازه ماتریس ها'.F1</svg:desc>
                </draw:g>
              </table:table-cell>
              <table:table-cell office:value-type="string">
                <text:p>2048</text:p>
                <draw:g>
                  <svg:desc>'تحلیل افزایش اندازه ماتریس ها'.G1:'تحلیل افزایش اندازه ماتریس ها'.G1</svg:desc>
                </draw:g>
              </table:table-cell>
              <table:table-cell office:value-type="string">
                <text:p>4096</text:p>
                <draw:g>
                  <svg:desc>'تحلیل افزایش اندازه ماتریس ها'.H1:'تحلیل افزایش اندازه ماتریس ها'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تحلیل افزایش اندازه ماتریس ها'.A2:'تحلیل افزایش اندازه ماتریس ها'.A5</svg:desc>
                </draw:g>
              </table:table-cell>
              <table:table-cell office:value-type="float" office:value="0.0033317">
                <text:p>0.0033317</text:p>
                <draw:g>
                  <svg:desc>'تحلیل افزایش اندازه ماتریس ها'.B2:'تحلیل افزایش اندازه ماتریس ها'.B5</svg:desc>
                </draw:g>
              </table:table-cell>
              <table:table-cell office:value-type="float" office:value="0.0241193">
                <text:p>0.0241193</text:p>
                <draw:g>
                  <svg:desc>'تحلیل افزایش اندازه ماتریس ها'.C2:'تحلیل افزایش اندازه ماتریس ها'.C5</svg:desc>
                </draw:g>
              </table:table-cell>
              <table:table-cell office:value-type="float" office:value="0.1422126">
                <text:p>0.1422126</text:p>
                <draw:g>
                  <svg:desc>'تحلیل افزایش اندازه ماتریس ها'.D2:'تحلیل افزایش اندازه ماتریس ها'.D5</svg:desc>
                </draw:g>
              </table:table-cell>
              <table:table-cell office:value-type="float" office:value="0.8928882">
                <text:p>0.8928882</text:p>
                <draw:g>
                  <svg:desc>'تحلیل افزایش اندازه ماتریس ها'.E2:'تحلیل افزایش اندازه ماتریس ها'.E5</svg:desc>
                </draw:g>
              </table:table-cell>
              <table:table-cell office:value-type="float" office:value="9.5578017">
                <text:p>9.5578017</text:p>
                <draw:g>
                  <svg:desc>'تحلیل افزایش اندازه ماتریس ها'.F2:'تحلیل افزایش اندازه ماتریس ها'.F5</svg:desc>
                </draw:g>
              </table:table-cell>
              <table:table-cell office:value-type="float" office:value="108.6388972">
                <text:p>108.6388972</text:p>
                <draw:g>
                  <svg:desc>'تحلیل افزایش اندازه ماتریس ها'.G2:'تحلیل افزایش اندازه ماتریس ها'.G5</svg:desc>
                </draw:g>
              </table:table-cell>
              <table:table-cell office:value-type="float" office:value="1005.2585688">
                <text:p>1005.2585688</text:p>
                <draw:g>
                  <svg:desc>'تحلیل افزایش اندازه ماتریس ها'.H2:'تحلیل افزایش اندازه ماتریس ها'.H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7882">
                <text:p>0.0017882</text:p>
              </table:table-cell>
              <table:table-cell office:value-type="float" office:value="0.0130077">
                <text:p>0.0130077</text:p>
              </table:table-cell>
              <table:table-cell office:value-type="float" office:value="0.0892617">
                <text:p>0.0892617</text:p>
              </table:table-cell>
              <table:table-cell office:value-type="float" office:value="0.4823176">
                <text:p>0.4823176</text:p>
              </table:table-cell>
              <table:table-cell office:value-type="float" office:value="4.8127544">
                <text:p>4.8127544</text:p>
              </table:table-cell>
              <table:table-cell office:value-type="float" office:value="54.7240168">
                <text:p>54.7240168</text:p>
              </table:table-cell>
              <table:table-cell office:value-type="float" office:value="531.320692">
                <text:p>531.3206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7092">
                <text:p>0.0007092</text:p>
              </table:table-cell>
              <table:table-cell office:value-type="float" office:value="0.0066559">
                <text:p>0.0066559</text:p>
              </table:table-cell>
              <table:table-cell office:value-type="float" office:value="0.0437098">
                <text:p>0.0437098</text:p>
              </table:table-cell>
              <table:table-cell office:value-type="float" office:value="0.3063871">
                <text:p>0.3063871</text:p>
              </table:table-cell>
              <table:table-cell office:value-type="float" office:value="2.3619412">
                <text:p>2.3619412</text:p>
              </table:table-cell>
              <table:table-cell office:value-type="float" office:value="28.2741825">
                <text:p>28.2741825</text:p>
              </table:table-cell>
              <table:table-cell office:value-type="float" office:value="274.3140369">
                <text:p>274.31403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8931">
                <text:p>0.0008931</text:p>
              </table:table-cell>
              <table:table-cell office:value-type="float" office:value="0.0058254">
                <text:p>0.0058254</text:p>
              </table:table-cell>
              <table:table-cell office:value-type="float" office:value="0.0444571">
                <text:p>0.0444571</text:p>
              </table:table-cell>
              <table:table-cell office:value-type="float" office:value="0.2231476">
                <text:p>0.2231476</text:p>
              </table:table-cell>
              <table:table-cell office:value-type="float" office:value="2.1879695">
                <text:p>2.1879695</text:p>
              </table:table-cell>
              <table:table-cell office:value-type="float" office:value="22.5289147">
                <text:p>22.5289147</text:p>
              </table:table-cell>
              <table:table-cell office:value-type="float" office:value="230.0263258">
                <text:p>230.02632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068cm" svg:y="0.379cm" chart:style-name="ch2">
          <text:p>calculation time per number of threads</text:p>
        </chart:title>
        <chart:plot-area chart:style-name="ch3" chart:data-source-has-labels="both" svg:x="1.331cm" svg:y="1.275cm" svg:width="14.349cm" svg:height="6.564cm">
          <chartooo:coordinate-region svg:x="2.429cm" svg:y="1.474cm" svg:width="13.157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threads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451cm" svg:y="5.739cm" chart:style-name="ch8">
              <text:p>calculation time</text:p>
            </chart:title>
            <chart:grid chart:style-name="ch6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119">
                <text:p>0.024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008">
                <text:p>0.01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656">
                <text:p>0.006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825">
                <text:p>0.0058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